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098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2.829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4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3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3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8"/>
        </table:table-row>
        <table:table-row table:style-name="ro3">
          <table:table-cell office:value-type="string">
            <text:p>Gemini 1.5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3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8"/>
        </table:table-row>
        <table:table-row table:style-name="ro3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7"/>
          <table:table-cell>
            <draw:frame table:end-cell-address="'Modelle Übersicht'.V32" table:end-x="2.02cm" table:end-y="0.368cm" draw:z-index="0" draw:style-name="gr1" draw:text-style-name="P1" svg:width="26.85cm" svg:height="12.096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6:'Modelle Übersicht'.A6 'Modelle Übersicht'.B6:'Modelle Übersicht'.C6 'Modelle Übersicht'.A5:'Modelle Übersicht'.A5 'Modelle Übersicht'.B5:'Modelle Übersicht'.C5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3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3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8"/>
        </table:table-row>
        <table:table-row table:style-name="ro3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3">
          <table:table-cell office:value-type="string">
            <text:p>Codellama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1" table:number-columns-repeated="3"/>
          <table:table-cell table:number-columns-repeated="8"/>
        </table:table-row>
        <table:table-row table:style-name="ro3" table:number-rows-repeated="5">
          <table:table-cell table:number-columns-repeated="11"/>
        </table:table-row>
        <table:table-row table:style-name="ro3">
          <table:table-cell table:style-name="ce2"/>
          <table:table-cell table:number-columns-repeated="10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7" table:number-columns-repeated="6" table:default-cell-style-name="Default"/>
        <table:table-column table:style-name="co3" table:number-columns-repeated="4" table:default-cell-style-name="Default"/>
        <table:table-row table:style-name="ro3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3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3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3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3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number-columns-repeated="8"/>
        </table:table-row>
        <table:table-row table:style-name="ro3" table:number-rows-repeated="18">
          <table:table-cell table:number-columns-repeated="11"/>
        </table:table-row>
        <table:table-row table:style-name="ro3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Optimierung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2">
          <table:table-cell table:style-name="ce1" office:value-type="string">
            <text:p>llama 3.1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erster Test</text:p>
          </table:table-cell>
          <table:table-cell office:value-type="float" office:value="0.09">
            <text:p>0,09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 office:value-type="string">
            <text:p>normal</text:p>
          </table:table-cell>
          <table:table-cell office:value-type="float" office:value="0.0775">
            <text:p>0,0775</text:p>
          </table:table-cell>
          <table:table-cell office:value-type="float" office:value="0.55">
            <text:p>0,55</text:p>
          </table:table-cell>
          <table:table-cell table:number-columns-repeated="1021"/>
        </table:table-row>
        <table:table-row table:style-name="ro2">
          <table:table-cell office:value-type="string">
            <text:p>mit Llama Optimierung</text:p>
          </table:table-cell>
          <table:table-cell office:value-type="float" office:value="0.0775">
            <text:p>0,0775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2">
          <table:table-cell office:value-type="string">
            <text:p>eigene Optimierung</text:p>
          </table:table-cell>
          <table:table-cell office:value-type="float" office:value="0.0775">
            <text:p>0,0775</text:p>
          </table:table-cell>
          <table:table-cell office:value-type="float" office:value="0.6">
            <text:p>0,6</text:p>
          </table:table-cell>
          <table:table-cell table:number-columns-repeated="1021"/>
        </table:table-row>
      </table:table>
      <table:database-ranges>
        <table:database-range table:target-range-address="'Modelle Übersicht'.A16:'Modelle Übersicht'.D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.02.2025</text:date>, <text:time>20:36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05T20:36:11.78</dc:date>
    <dc:creator>W. Pahl</dc:creator>
    <meta:editing-duration>P2DT9H57M26S</meta:editing-duration>
    <meta:editing-cycles>69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51cm" svg:height="12.098cm" xlink:href=".." xlink:type="simple" chart:class="chart:bar" chart:row-mapping="0 1 2 4 3 5 6 7 8 9 10" chart:style-name="ch1">
        <chart:legend chart:legend-position="end" svg:x="22.577cm" svg:y="3.117cm" style:legend-expansion="high" chart:style-name="ch2"/>
        <chart:plot-area chart:style-name="ch3" table:cell-range-address="'Modelle Übersicht'.B1:'Modelle Übersicht'.C5 'Modelle Übersicht'.A2:'Modelle Übersicht'.A5 'Modelle Übersicht'.A6:'Modelle Übersicht'.C12" chart:data-source-has-labels="both" svg:x="0.987cm" svg:y="1.099cm" svg:width="20.516cm" svg:height="10.338cm">
          <chartooo:coordinate-region svg:x="1.714cm" svg:y="1.311cm" svg:width="19.789cm" svg:height="9.453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1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6:'Modelle Übersicht'.A6</svg:desc>
                </draw:g>
              </table:table-cell>
              <table:table-cell office:value-type="float" office:value="0.445">
                <text:p>0.445</text:p>
                <draw:g>
                  <svg:desc>'Modelle Übersicht'.B6:'Modelle Übersicht'.C6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43">
                <text:p>0.43</text:p>
                <draw:g>
                  <svg:desc>'Modelle Übersicht'.B5:'Modelle Übersicht'.C5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7:'Modelle Übersicht'.A7</svg:desc>
                </draw:g>
              </table:table-cell>
              <table:table-cell office:value-type="float" office:value="0.4625">
                <text:p>0.4625</text:p>
                <draw:g>
                  <svg:desc>'Modelle Übersicht'.B7:'Modelle Übersicht'.C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8:'Modelle Übersicht'.A8</svg:desc>
                </draw:g>
              </table:table-cell>
              <table:table-cell office:value-type="float" office:value="0.2625">
                <text:p>0.2625</text:p>
                <draw:g>
                  <svg:desc>'Modelle Übersicht'.B8:'Modelle Übersicht'.C8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9:'Modelle Übersicht'.A9</svg:desc>
                </draw:g>
              </table:table-cell>
              <table:table-cell office:value-type="float" office:value="0.6275">
                <text:p>0.6275</text:p>
                <draw:g>
                  <svg:desc>'Modelle Übersicht'.B9:'Modelle Übersicht'.C9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0:'Modelle Übersicht'.A10</svg:desc>
                </draw:g>
              </table:table-cell>
              <table:table-cell office:value-type="float" office:value="0.22">
                <text:p>0.22</text:p>
                <draw:g>
                  <svg:desc>'Modelle Übersicht'.B10:'Modelle Übersicht'.C1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1:'Modelle Übersicht'.A11</svg:desc>
                </draw:g>
              </table:table-cell>
              <table:table-cell office:value-type="float" office:value="0.1975">
                <text:p>0.1975</text:p>
                <draw:g>
                  <svg:desc>'Modelle Übersicht'.B11:'Modelle Übersicht'.C1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2:'Modelle Übersicht'.A12</svg:desc>
                </draw:g>
              </table:table-cell>
              <table:table-cell office:value-type="float" office:value="0.005">
                <text:p>0.005</text:p>
                <draw:g>
                  <svg:desc>'Modelle Übersicht'.B12:'Modelle Übersicht'.C12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